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0.23mm" svg:y="473.45mm">
            <loext:p draw:notify-on-update-of-ranges="Sheet1.C3:Sheet1.C3 Sheet1.C4:Sheet1.C102 Sheet1.D3:Sheet1.D3 Sheet1.D4:Sheet1.D102 Sheet1.E3:Sheet1.E3 Sheet1.E4:Sheet1.E102 Sheet1.F3:Sheet1.F3 Sheet1.F4:Sheet1.F102 Sheet1.G3:Sheet1.G3 Sheet1.G4:Sheet1.G102 Sheet1.H3:Sheet1.H3 Sheet1.H4:Sheet1.H102 Sheet1.I3:Sheet1.I3 Sheet1.I4:Sheet1.I102 Sheet1.J3:Sheet1.J3 Sheet1.J4:Sheet1.J102 Sheet1.K3:Sheet1.K3 Sheet1.K4:Sheet1.K102 Sheet1.L3:Sheet1.L3 Sheet1.L4:Sheet1.L102 Sheet1.M3:Sheet1.M3 Sheet1.M4:Sheet1.M102 Sheet1.N3:Sheet1.N3 Sheet1.N4:Sheet1.N102 Sheet1.O3:Sheet1.O3 Sheet1.O4:Sheet1.O102 Sheet1.P3:Sheet1.P3 Sheet1.P4:Sheet1.P102 Sheet1.Q3:Sheet1.Q3 Sheet1.Q4:Sheet1.Q102 Sheet1.R3:Sheet1.R3 Sheet1.R4:Sheet1.R102 Sheet1.S3:Sheet1.S3 Sheet1.S4:Sheet1.S102 Sheet1.T3:Sheet1.T3 Sheet1.T4:Sheet1.T102 Sheet1.U3:Sheet1.U3 Sheet1.U4:Sheet1.U102 Sheet1.V3:Sheet1.V3 Sheet1.V4:Sheet1.V102 Sheet1.W3:Sheet1.W3 Sheet1.W4:Sheet1.W102 Sheet1.X3:Sheet1.X3 Sheet1.X4:Sheet1.X102 Sheet1.Y3:Sheet1.Y3 Sheet1.Y4:Sheet1.Y102 Sheet1.Z3:Sheet1.Z3 Sheet1.Z4:Sheet1.Z102 Sheet1.AA3:Sheet1.AA3 Sheet1.AA4:Sheet1.AA102 Sheet1.AB3:Sheet1.AB3 Sheet1.AB4:Sheet1.AB102 Sheet1.AC3:Sheet1.AC3 Sheet1.AC4:Sheet1.AC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8.1" calcext:value-type="float">
            <text:p>8.1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22"/>
          <table:table-cell table:formula="of:=SUM([.D4:.AD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22"/>
          <table:table-cell table:formula="of:=SUM([.D5:.AD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21"/>
          <table:table-cell table:formula="of:=SUM([.D6:.AD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21"/>
          <table:table-cell table:formula="of:=SUM([.D7:.AD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21"/>
          <table:table-cell table:formula="of:=SUM([.D8:.AD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21"/>
          <table:table-cell table:formula="of:=SUM([.D9:.AD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0"/>
          <table:table-cell table:formula="of:=SUM([.D10:.AD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20"/>
          <table:table-cell table:formula="of:=SUM([.D11:.AD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20"/>
          <table:table-cell table:formula="of:=SUM([.D12:.AD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20"/>
          <table:table-cell table:formula="of:=SUM([.D13:.AD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20"/>
          <table:table-cell table:formula="of:=SUM([.D14:.AD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20"/>
          <table:table-cell table:formula="of:=SUM([.D15:.AD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9"/>
          <table:table-cell table:formula="of:=SUM([.D16:.AD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9"/>
          <table:table-cell table:formula="of:=SUM([.D17:.AD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8:.AD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7"/>
          <table:table-cell table:formula="of:=SUM([.D19:.AD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17"/>
          <table:table-cell table:formula="of:=SUM([.D20:.AD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6"/>
          <table:table-cell table:formula="of:=SUM([.D21:.AD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6"/>
          <table:table-cell table:formula="of:=SUM([.D22:.AD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5"/>
          <table:table-cell table:formula="of:=SUM([.D23:.AD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5"/>
          <table:table-cell table:formula="of:=SUM([.D24:.AD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5"/>
          <table:table-cell table:formula="of:=SUM([.D25:.AD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15"/>
          <table:table-cell table:formula="of:=SUM([.D26:.AD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5"/>
          <table:table-cell table:formula="of:=SUM([.D27:.AD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3"/>
          <table:table-cell table:formula="of:=SUM([.D28:.AD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3"/>
          <table:table-cell table:formula="of:=SUM([.D29:.AD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3"/>
          <table:table-cell table:formula="of:=SUM([.D30:.AD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13"/>
          <table:table-cell table:formula="of:=SUM([.D31:.AD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13"/>
          <table:table-cell table:formula="of:=SUM([.D32:.AD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13"/>
          <table:table-cell table:formula="of:=SUM([.D33:.AD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13"/>
          <table:table-cell table:formula="of:=SUM([.D34:.AD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2"/>
          <table:table-cell table:formula="of:=SUM([.D35:.AD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2"/>
          <table:table-cell table:formula="of:=SUM([.D36:.AD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37:.AD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12"/>
          <table:table-cell table:formula="of:=SUM([.D38:.AD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39:.AD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1"/>
          <table:table-cell table:formula="of:=SUM([.D40:.AD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11"/>
          <table:table-cell table:formula="of:=SUM([.D41:.AD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11"/>
          <table:table-cell table:formula="of:=SUM([.D42:.AD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11"/>
          <table:table-cell table:formula="of:=SUM([.D43:.AD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11"/>
          <table:table-cell table:formula="of:=SUM([.D44:.AD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11"/>
          <table:table-cell table:formula="of:=SUM([.D45:.AD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11"/>
          <table:table-cell table:formula="of:=SUM([.D46:.AD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11"/>
          <table:table-cell table:formula="of:=SUM([.D47:.AD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11"/>
          <table:table-cell table:formula="of:=SUM([.D48:.AD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"/>
          <table:table-cell table:formula="of:=SUM([.D49:.AD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10"/>
          <table:table-cell table:formula="of:=SUM([.D50:.AD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9"/>
          <table:table-cell table:formula="of:=SUM([.D51:.AD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SUM([.D52:.AD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9"/>
          <table:table-cell table:formula="of:=SUM([.D53:.AD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9"/>
          <table:table-cell table:formula="of:=SUM([.D54:.AD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9"/>
          <table:table-cell table:formula="of:=SUM([.D55:.AD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9"/>
          <table:table-cell table:formula="of:=SUM([.D56:.AD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9"/>
          <table:table-cell table:formula="of:=SUM([.D57:.AD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9"/>
          <table:table-cell table:formula="of:=SUM([.D58:.AD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9"/>
          <table:table-cell table:formula="of:=SUM([.D59:.AD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9"/>
          <table:table-cell table:formula="of:=SUM([.D60:.AD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1:.AD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2:.AD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formula="of:=SUM([.D63:.AD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7"/>
          <table:table-cell table:formula="of:=SUM([.D64:.AD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7"/>
          <table:table-cell table:formula="of:=SUM([.D65:.AD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table:formula="of:=SUM([.D66:.AD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6"/>
          <table:table-cell table:formula="of:=SUM([.D67:.AD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table:formula="of:=SUM([.D68:.AD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table:formula="of:=SUM([.D69:.AD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6"/>
          <table:table-cell table:formula="of:=SUM([.D70:.AD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6"/>
          <table:table-cell table:formula="of:=SUM([.D71:.AD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formula="of:=SUM([.D72:.AD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formula="of:=SUM([.D73:.AD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formula="of:=SUM([.D74:.AD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SUM([.D75:.AD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5"/>
          <table:table-cell table:formula="of:=SUM([.D76:.AD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5"/>
          <table:table-cell table:formula="of:=SUM([.D77:.AD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table:formula="of:=SUM([.D78:.AD7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6-06" calcext:value-type="date">
            <text:p>2016-06-0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table:number-columns-repeated="5"/>
          <table:table-cell table:formula="of:=SUM([.D79:.AD7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7-11" calcext:value-type="date">
            <text:p>2016-07-1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13.3" calcext:value-type="float">
            <text:p>13.3</text:p>
          </table:table-cell>
          <table:table-cell table:number-columns-repeated="5"/>
          <table:table-cell table:formula="of:=SUM([.D80:.AD8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5"/>
          <table:table-cell table:formula="of:=SUM([.D81:.AD8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9-05" calcext:value-type="date">
            <text:p>2016-09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18.7" calcext:value-type="float">
            <text:p>18.7</text:p>
          </table:table-cell>
          <table:table-cell table:number-columns-repeated="5"/>
          <table:table-cell table:formula="of:=SUM([.D82:.AD82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number-columns-repeated="27"/>
          <table:table-cell table:formula="of:=SUM([.D83:.AD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D84:.AD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formula="of:=SUM([.D85:.AD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SUM([.D86:.AD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SUM([.D87:.AD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8:.AD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9:.AD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SUM([.D90:.AD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table:formula="of:=SUM([.D91:.AD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formula="of:=SUM([.D92:.AD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SUM([.D93:.AD9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UR8N-7N9N" xlink:type="simple">https://perma.cc/UR8N-7N9N</text:a></text:p>
          </table:table-cell>
          <table:table-cell office:value-type="date" office:date-value="2017-09-11" calcext:value-type="date">
            <text:p>2017-09-1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table:formula="of:=SUM([.D94:.AD9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AWV-USPF" xlink:type="simple">https://perma.cc/7AWV-USPF</text:a></text:p>
          </table:table-cell>
          <table:table-cell office:value-type="date" office:date-value="2017-10-02" calcext:value-type="date">
            <text:p>2017-10-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SUM([.D95:.AD9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6XPB-JN8X" xlink:type="simple">https://perma.cc/6XPB-JN8X</text:a></text:p>
          </table:table-cell>
          <table:table-cell office:value-type="date" office:date-value="2017-11-09" calcext:value-type="date">
            <text:p>2017-11-0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  <table:table-cell office:value-type="float" office:value="30.9" calcext:value-type="float">
            <text:p>30.9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SUM([.D96:.AD9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P3HH-ZAXK" xlink:type="simple">https://perma.cc/P3HH-ZAXK</text:a></text:p>
          </table:table-cell>
          <table:table-cell office:value-type="date" office:date-value="2017-12-11" calcext:value-type="date">
            <text:p>2017-12-11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0.2" calcext:value-type="float">
            <text:p>20.2</text:p>
          </table:table-cell>
          <table:table-cell office:value-type="float" office:value="29.7" calcext:value-type="float">
            <text:p>29.7</text:p>
          </table:table-cell>
          <table:table-cell office:value-type="float" office:value="19.3" calcext:value-type="float">
            <text:p>19.3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D97:.AD9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RLV3-V6GX" xlink:type="simple">https://perma.cc/RLV3-V6GX</text:a></text:p>
          </table:table-cell>
          <table:table-cell office:value-type="date" office:date-value="2018-01-08" calcext:value-type="date">
            <text:p>2018-01-08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19.4" calcext:value-type="float">
            <text:p>19.4</text:p>
          </table:table-cell>
          <table:table-cell office:value-type="float" office:value="28.6" calcext:value-type="float">
            <text:p>28.6</text:p>
          </table:table-cell>
          <table:table-cell office:value-type="float" office:value="21.1" calcext:value-type="float">
            <text:p>21.1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D98:.AD9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CTB-7UCN" xlink:type="simple">https://perma.cc/7CTB-7UCN</text:a></text:p>
          </table:table-cell>
          <table:table-cell office:value-type="date" office:date-value="2018-02-05" calcext:value-type="date">
            <text:p>2018-02-05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9.2" calcext:value-type="float">
            <text:p>19.2</text:p>
          </table:table-cell>
          <table:table-cell office:value-type="float" office:value="28.1" calcext:value-type="float">
            <text:p>28.1</text:p>
          </table:table-cell>
          <table:table-cell office:value-type="float" office:value="22.3" calcext:value-type="float">
            <text:p>22.3</text:p>
          </table:table-cell>
          <table:table-cell office:value-type="float" office:value="6.2" calcext:value-type="float">
            <text:p>6.2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SUM([.D99:.AD9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X5GS-3H45" xlink:type="simple">https://perma.cc/X5GS-3H45</text:a></text:p>
          </table:table-cell>
          <table:table-cell office:value-type="date" office:date-value="2018-04-16" calcext:value-type="date">
            <text:p>2018-04-16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SUM([.D100:.AD10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MMM-4F8M" xlink:type="simple">https://perma.cc/7MMM-4F8M</text:a></text:p>
          </table:table-cell>
          <table:table-cell office:value-type="date" office:date-value="2018-05-07" calcext:value-type="date">
            <text:p>2018-05-07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7.6" calcext:value-type="float">
            <text:p>17.6</text:p>
          </table:table-cell>
          <table:table-cell office:value-type="float" office:value="25.5" calcext:value-type="float">
            <text:p>25.5</text:p>
          </table:table-cell>
          <table:table-cell office:value-type="float" office:value="22.9" calcext:value-type="float">
            <text:p>22.9</text:p>
          </table:table-cell>
          <table:table-cell office:value-type="float" office:value="8.2" calcext:value-type="float">
            <text:p>8.2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SUM([.D101:.AD10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CYR7-BEZZ" xlink:type="simple">https://perma.cc/CYR7-BEZZ</text:a></text:p>
          </table:table-cell>
          <table:table-cell office:value-type="date" office:date-value="2018-07-23" calcext:value-type="date">
            <text:p>2018-07-23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16.2" calcext:value-type="float">
            <text:p>16.2</text:p>
          </table:table-cell>
          <table:table-cell office:value-type="float" office:value="23.5" calcext:value-type="float">
            <text:p>23.5</text:p>
          </table:table-cell>
          <table:table-cell office:value-type="float" office:value="21.2" calcext:value-type="float">
            <text:p>21.2</text:p>
          </table:table-cell>
          <table:table-cell office:value-type="float" office:value="9.6" calcext:value-type="float">
            <text:p>9.6</text:p>
          </table:table-cell>
          <table:table-cell office:value-type="float" office:value="10.1" calcext:value-type="float">
            <text:p>10.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D102:.AD102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 style:data-style-name="N2" text:time-value="09:35:29.995618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8-08-02T09:40:31.075541436</dc:date>
    <meta:editing-duration>P3DT2H38M</meta:editing-duration>
    <meta:editing-cycles>55</meta:editing-cycles>
    <meta:generator>LibreOffice/5.1.6.2$Linux_X86_64 LibreOffice_project/10m0$Build-2</meta:generator>
    <meta:document-statistic meta:table-count="1" meta:cell-count="12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068cm" svg:y="17.275cm" style:legend-expansion="wide" chart:style-name="ch3"/>
        <chart:plot-area chart:style-name="ch4" table:cell-range-address="Sheet1.C3:Sheet1.AC102" chart:data-source-has-labels="both" svg:x="1.519cm" svg:y="1.677cm" svg:width="23.374cm" svg:height="14.236cm">
          <chartooo:coordinate-region svg:x="2.617cm" svg:y="1.876cm" svg:width="22.276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102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102" chart:label-cell-address="Sheet1.D3:Sheet1.D3" chart:class="chart:area">
            <chart:data-point chart:repeated="99"/>
          </chart:series>
          <chart:series chart:style-name="ch11" chart:values-cell-range-address="Sheet1.E4:Sheet1.E102" chart:label-cell-address="Sheet1.E3:Sheet1.E3" chart:class="chart:area">
            <chart:data-point chart:repeated="99"/>
          </chart:series>
          <chart:series chart:style-name="ch12" chart:values-cell-range-address="Sheet1.F4:Sheet1.F102" chart:label-cell-address="Sheet1.F3:Sheet1.F3" chart:class="chart:area">
            <chart:data-point chart:repeated="99"/>
          </chart:series>
          <chart:series chart:style-name="ch13" chart:values-cell-range-address="Sheet1.G4:Sheet1.G102" chart:label-cell-address="Sheet1.G3:Sheet1.G3" chart:class="chart:area">
            <chart:data-point chart:repeated="99"/>
          </chart:series>
          <chart:series chart:style-name="ch14" chart:values-cell-range-address="Sheet1.H4:Sheet1.H102" chart:label-cell-address="Sheet1.H3:Sheet1.H3" chart:class="chart:area">
            <chart:data-point chart:repeated="99"/>
          </chart:series>
          <chart:series chart:style-name="ch15" chart:values-cell-range-address="Sheet1.I4:Sheet1.I102" chart:label-cell-address="Sheet1.I3:Sheet1.I3" chart:class="chart:area">
            <chart:data-point chart:repeated="99"/>
          </chart:series>
          <chart:series chart:style-name="ch16" chart:values-cell-range-address="Sheet1.J4:Sheet1.J102" chart:label-cell-address="Sheet1.J3:Sheet1.J3" chart:class="chart:area">
            <chart:data-point chart:repeated="99"/>
          </chart:series>
          <chart:series chart:style-name="ch17" chart:values-cell-range-address="Sheet1.K4:Sheet1.K102" chart:label-cell-address="Sheet1.K3:Sheet1.K3" chart:class="chart:area">
            <chart:data-point chart:repeated="99"/>
          </chart:series>
          <chart:series chart:style-name="ch18" chart:values-cell-range-address="Sheet1.L4:Sheet1.L102" chart:label-cell-address="Sheet1.L3:Sheet1.L3" chart:class="chart:area">
            <chart:data-point chart:repeated="99"/>
          </chart:series>
          <chart:series chart:style-name="ch19" chart:values-cell-range-address="Sheet1.M4:Sheet1.M102" chart:label-cell-address="Sheet1.M3:Sheet1.M3" chart:class="chart:area">
            <chart:data-point chart:repeated="99"/>
          </chart:series>
          <chart:series chart:style-name="ch20" chart:values-cell-range-address="Sheet1.N4:Sheet1.N102" chart:label-cell-address="Sheet1.N3:Sheet1.N3" chart:class="chart:area">
            <chart:data-point chart:repeated="99"/>
          </chart:series>
          <chart:series chart:style-name="ch21" chart:values-cell-range-address="Sheet1.O4:Sheet1.O102" chart:label-cell-address="Sheet1.O3:Sheet1.O3" chart:class="chart:area">
            <chart:data-point chart:repeated="99"/>
          </chart:series>
          <chart:series chart:style-name="ch10" chart:values-cell-range-address="Sheet1.P4:Sheet1.P102" chart:label-cell-address="Sheet1.P3:Sheet1.P3" chart:class="chart:area">
            <chart:data-point chart:repeated="99"/>
          </chart:series>
          <chart:series chart:style-name="ch11" chart:values-cell-range-address="Sheet1.Q4:Sheet1.Q102" chart:label-cell-address="Sheet1.Q3:Sheet1.Q3" chart:class="chart:area">
            <chart:data-point chart:repeated="99"/>
          </chart:series>
          <chart:series chart:style-name="ch12" chart:values-cell-range-address="Sheet1.R4:Sheet1.R102" chart:label-cell-address="Sheet1.R3:Sheet1.R3" chart:class="chart:area">
            <chart:data-point chart:repeated="99"/>
          </chart:series>
          <chart:series chart:style-name="ch13" chart:values-cell-range-address="Sheet1.S4:Sheet1.S102" chart:label-cell-address="Sheet1.S3:Sheet1.S3" chart:class="chart:area">
            <chart:data-point chart:repeated="99"/>
          </chart:series>
          <chart:series chart:style-name="ch14" chart:values-cell-range-address="Sheet1.T4:Sheet1.T102" chart:label-cell-address="Sheet1.T3:Sheet1.T3" chart:class="chart:area">
            <chart:data-point chart:repeated="99"/>
          </chart:series>
          <chart:series chart:style-name="ch22" chart:values-cell-range-address="Sheet1.U4:Sheet1.U102" chart:label-cell-address="Sheet1.U3:Sheet1.U3" chart:class="chart:area">
            <chart:data-point chart:repeated="99"/>
          </chart:series>
          <chart:series chart:style-name="ch16" chart:values-cell-range-address="Sheet1.V4:Sheet1.V102" chart:label-cell-address="Sheet1.V3:Sheet1.V3" chart:class="chart:area">
            <chart:data-point chart:repeated="99"/>
          </chart:series>
          <chart:series chart:style-name="ch17" chart:values-cell-range-address="Sheet1.W4:Sheet1.W102" chart:label-cell-address="Sheet1.W3:Sheet1.W3" chart:class="chart:area">
            <chart:data-point chart:repeated="99"/>
          </chart:series>
          <chart:series chart:style-name="ch18" chart:values-cell-range-address="Sheet1.X4:Sheet1.X102" chart:label-cell-address="Sheet1.X3:Sheet1.X3" chart:class="chart:area">
            <chart:data-point chart:repeated="99"/>
          </chart:series>
          <chart:series chart:style-name="ch19" chart:values-cell-range-address="Sheet1.Y4:Sheet1.Y102" chart:label-cell-address="Sheet1.Y3:Sheet1.Y3" chart:class="chart:area">
            <chart:data-point chart:repeated="99"/>
          </chart:series>
          <chart:series chart:style-name="ch20" chart:values-cell-range-address="Sheet1.Z4:Sheet1.Z102" chart:label-cell-address="Sheet1.Z3:Sheet1.Z3" chart:class="chart:area">
            <chart:data-point chart:repeated="99"/>
          </chart:series>
          <chart:series chart:style-name="ch21" chart:values-cell-range-address="Sheet1.AA4:Sheet1.AA102" chart:label-cell-address="Sheet1.AA3:Sheet1.AA3" chart:class="chart:area">
            <chart:data-point chart:repeated="99"/>
          </chart:series>
          <chart:series chart:style-name="ch10" chart:values-cell-range-address="Sheet1.AB4:Sheet1.AB102" chart:label-cell-address="Sheet1.AB3:Sheet1.AB3" chart:class="chart:area">
            <chart:data-point chart:repeated="99"/>
          </chart:series>
          <chart:series chart:style-name="ch11" chart:values-cell-range-address="Sheet1.AC4:Sheet1.AC102" chart:label-cell-address="Sheet1.AC3:Sheet1.AC3" chart:class="chart:area">
            <chart:data-point chart:repeated="99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  <table:table-cell office:value-type="string">
                <text:p>8.0</text:p>
                <draw:g>
                  <svg:desc>Sheet1.AB3:Sheet1.AB3</svg:desc>
                </draw:g>
              </table:table-cell>
              <table:table-cell office:value-type="string">
                <text:p>8.1</text:p>
                <draw:g>
                  <svg:desc>Sheet1.AC3:Sheet1.AC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102</svg:desc>
                </draw:g>
              </table:table-cell>
              <table:table-cell office:value-type="float" office:value="0.3">
                <text:p>0.3</text:p>
                <draw:g>
                  <svg:desc>Sheet1.D4:Sheet1.D102</svg:desc>
                </draw:g>
              </table:table-cell>
              <table:table-cell office:value-type="float" office:value="27.7">
                <text:p>27.7</text:p>
                <draw:g>
                  <svg:desc>Sheet1.E4:Sheet1.E102</svg:desc>
                </draw:g>
              </table:table-cell>
              <table:table-cell office:value-type="float" office:value="54.2">
                <text:p>54.2</text:p>
                <draw:g>
                  <svg:desc>Sheet1.F4:Sheet1.F102</svg:desc>
                </draw:g>
              </table:table-cell>
              <table:table-cell office:value-type="float" office:value="2.9">
                <text:p>2.9</text:p>
                <draw:g>
                  <svg:desc>Sheet1.G4:Sheet1.G102</svg:desc>
                </draw:g>
              </table:table-cell>
              <table:table-cell office:value-type="float" office:value="14.8">
                <text:p>14.8</text:p>
                <draw:g>
                  <svg:desc>Sheet1.H4:Sheet1.H102</svg:desc>
                </draw:g>
              </table:table-cell>
              <table:table-cell office:value-type="float" office:value="NaN">
                <text:p>NaN</text:p>
                <draw:g>
                  <svg:desc>Sheet1.I4:Sheet1.I102</svg:desc>
                </draw:g>
              </table:table-cell>
              <table:table-cell office:value-type="float" office:value="NaN">
                <text:p>NaN</text:p>
                <draw:g>
                  <svg:desc>Sheet1.J4:Sheet1.J102</svg:desc>
                </draw:g>
              </table:table-cell>
              <table:table-cell office:value-type="float" office:value="NaN">
                <text:p>NaN</text:p>
                <draw:g>
                  <svg:desc>Sheet1.K4:Sheet1.K102</svg:desc>
                </draw:g>
              </table:table-cell>
              <table:table-cell office:value-type="float" office:value="NaN">
                <text:p>NaN</text:p>
                <draw:g>
                  <svg:desc>Sheet1.L4:Sheet1.L102</svg:desc>
                </draw:g>
              </table:table-cell>
              <table:table-cell office:value-type="float" office:value="NaN">
                <text:p>NaN</text:p>
                <draw:g>
                  <svg:desc>Sheet1.M4:Sheet1.M102</svg:desc>
                </draw:g>
              </table:table-cell>
              <table:table-cell office:value-type="float" office:value="NaN">
                <text:p>NaN</text:p>
                <draw:g>
                  <svg:desc>Sheet1.N4:Sheet1.N102</svg:desc>
                </draw:g>
              </table:table-cell>
              <table:table-cell office:value-type="float" office:value="NaN">
                <text:p>NaN</text:p>
                <draw:g>
                  <svg:desc>Sheet1.O4:Sheet1.O102</svg:desc>
                </draw:g>
              </table:table-cell>
              <table:table-cell office:value-type="float" office:value="NaN">
                <text:p>NaN</text:p>
                <draw:g>
                  <svg:desc>Sheet1.P4:Sheet1.P102</svg:desc>
                </draw:g>
              </table:table-cell>
              <table:table-cell office:value-type="float" office:value="NaN">
                <text:p>NaN</text:p>
                <draw:g>
                  <svg:desc>Sheet1.Q4:Sheet1.Q102</svg:desc>
                </draw:g>
              </table:table-cell>
              <table:table-cell office:value-type="float" office:value="NaN">
                <text:p>NaN</text:p>
                <draw:g>
                  <svg:desc>Sheet1.R4:Sheet1.R102</svg:desc>
                </draw:g>
              </table:table-cell>
              <table:table-cell office:value-type="float" office:value="NaN">
                <text:p>NaN</text:p>
                <draw:g>
                  <svg:desc>Sheet1.S4:Sheet1.S102</svg:desc>
                </draw:g>
              </table:table-cell>
              <table:table-cell office:value-type="float" office:value="NaN">
                <text:p>NaN</text:p>
                <draw:g>
                  <svg:desc>Sheet1.T4:Sheet1.T102</svg:desc>
                </draw:g>
              </table:table-cell>
              <table:table-cell office:value-type="float" office:value="NaN">
                <text:p>NaN</text:p>
                <draw:g>
                  <svg:desc>Sheet1.U4:Sheet1.U102</svg:desc>
                </draw:g>
              </table:table-cell>
              <table:table-cell office:value-type="float" office:value="NaN">
                <text:p>NaN</text:p>
                <draw:g>
                  <svg:desc>Sheet1.V4:Sheet1.V102</svg:desc>
                </draw:g>
              </table:table-cell>
              <table:table-cell office:value-type="float" office:value="NaN">
                <text:p>NaN</text:p>
                <draw:g>
                  <svg:desc>Sheet1.W4:Sheet1.W102</svg:desc>
                </draw:g>
              </table:table-cell>
              <table:table-cell office:value-type="float" office:value="NaN">
                <text:p>NaN</text:p>
                <draw:g>
                  <svg:desc>Sheet1.X4:Sheet1.X102</svg:desc>
                </draw:g>
              </table:table-cell>
              <table:table-cell office:value-type="float" office:value="NaN">
                <text:p>NaN</text:p>
                <draw:g>
                  <svg:desc>Sheet1.Y4:Sheet1.Y102</svg:desc>
                </draw:g>
              </table:table-cell>
              <table:table-cell office:value-type="float" office:value="NaN">
                <text:p>NaN</text:p>
                <draw:g>
                  <svg:desc>Sheet1.Z4:Sheet1.Z102</svg:desc>
                </draw:g>
              </table:table-cell>
              <table:table-cell office:value-type="float" office:value="NaN">
                <text:p>NaN</text:p>
                <draw:g>
                  <svg:desc>Sheet1.AA4:Sheet1.AA102</svg:desc>
                </draw:g>
              </table:table-cell>
              <table:table-cell office:value-type="float" office:value="NaN">
                <text:p>NaN</text:p>
                <draw:g>
                  <svg:desc>Sheet1.AB4:Sheet1.AB102</svg:desc>
                </draw:g>
              </table:table-cell>
              <table:table-cell office:value-type="float" office:value="NaN">
                <text:p>NaN</text:p>
                <draw:g>
                  <svg:desc>Sheet1.AC4:Sheet1.AC102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6.8">
                <text:p>6.8</text:p>
              </table:table-cell>
              <table:table-cell office:value-type="float" office:value="9.4">
                <text:p>9.4</text:p>
              </table:table-cell>
              <table:table-cell office:value-type="float" office:value="2.7">
                <text:p>2.7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20">
                <text:p>20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2.6">
                <text:p>2.6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20.8">
                <text:p>20.8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7.7">
                <text:p>7.7</text:p>
              </table:table-cell>
              <table:table-cell office:value-type="float" office:value="2.3">
                <text:p>2.3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21.9">
                <text:p>21.9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21.7">
                <text:p>21.7</text:p>
              </table:table-cell>
              <table:table-cell office:value-type="float" office:value="32.2">
                <text:p>32.2</text:p>
              </table:table-cell>
              <table:table-cell office:value-type="float" office:value="14.2">
                <text:p>14.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0.9">
                <text:p>0.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20.8">
                <text:p>20.8</text:p>
              </table:table-cell>
              <table:table-cell office:value-type="float" office:value="30.9">
                <text:p>30.9</text:p>
              </table:table-cell>
              <table:table-cell office:value-type="float" office:value="17.6">
                <text:p>17.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20.2">
                <text:p>20.2</text:p>
              </table:table-cell>
              <table:table-cell office:value-type="float" office:value="29.7">
                <text:p>29.7</text:p>
              </table:table-cell>
              <table:table-cell office:value-type="float" office:value="19.3">
                <text:p>19.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08">
                <text:p>43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2.9">
                <text:p>2.9</text:p>
              </table:table-cell>
              <table:table-cell office:value-type="float" office:value="0.8">
                <text:p>0.8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9.4">
                <text:p>19.4</text:p>
              </table:table-cell>
              <table:table-cell office:value-type="float" office:value="28.6">
                <text:p>28.6</text:p>
              </table:table-cell>
              <table:table-cell office:value-type="float" office:value="21.1">
                <text:p>21.1</text:p>
              </table:table-cell>
              <table:table-cell office:value-type="float" office:value="5.2">
                <text:p>5.2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136">
                <text:p>4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2.6">
                <text:p>2.6</text:p>
              </table:table-cell>
              <table:table-cell office:value-type="float" office:value="0.7">
                <text:p>0.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19.2">
                <text:p>19.2</text:p>
              </table:table-cell>
              <table:table-cell office:value-type="float" office:value="28.1">
                <text:p>28.1</text:p>
              </table:table-cell>
              <table:table-cell office:value-type="float" office:value="22.3">
                <text:p>22.3</text:p>
              </table:table-cell>
              <table:table-cell office:value-type="float" office:value="6.2">
                <text:p>6.2</text:p>
              </table:table-cell>
              <table:table-cell office:value-type="float" office:value="0.8">
                <text:p>0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3206">
                <text:p>4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7.8">
                <text:p>7.8</text:p>
              </table:table-cell>
              <table:table-cell office:value-type="float" office:value="4.1">
                <text:p>4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227">
                <text:p>43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2.2">
                <text:p>2.2</text:p>
              </table:table-cell>
              <table:table-cell office:value-type="float" office:value="0.6">
                <text:p>0.6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17.6">
                <text:p>17.6</text:p>
              </table:table-cell>
              <table:table-cell office:value-type="float" office:value="25.5">
                <text:p>25.5</text:p>
              </table:table-cell>
              <table:table-cell office:value-type="float" office:value="22.9">
                <text:p>22.9</text:p>
              </table:table-cell>
              <table:table-cell office:value-type="float" office:value="8.2">
                <text:p>8.2</text:p>
              </table:table-cell>
              <table:table-cell office:value-type="float" office:value="4.9">
                <text:p>4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3304">
                <text:p>43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6.2">
                <text:p>16.2</text:p>
              </table:table-cell>
              <table:table-cell office:value-type="float" office:value="23.5">
                <text:p>23.5</text:p>
              </table:table-cell>
              <table:table-cell office:value-type="float" office:value="21.2">
                <text:p>21.2</text:p>
              </table:table-cell>
              <table:table-cell office:value-type="float" office:value="9.6">
                <text:p>9.6</text:p>
              </table:table-cell>
              <table:table-cell office:value-type="float" office:value="10.1">
                <text:p>10.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